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6a2f" officeooo:paragraph-rsid="00086a2f"/>
    </style:style>
    <style:style style:name="P2" style:family="paragraph" style:parent-style-name="Standard">
      <style:paragraph-properties fo:text-align="start" style:justify-single-word="false"/>
      <style:text-properties officeooo:rsid="000985b7" officeooo:paragraph-rsid="000985b7"/>
    </style:style>
    <style:style style:name="P3" style:family="paragraph" style:parent-style-name="Header">
      <style:paragraph-properties fo:text-align="end" style:justify-single-word="false"/>
      <style:text-properties officeooo:rsid="00086a2f" officeooo:paragraph-rsid="00086a2f"/>
    </style:style>
    <style:style style:name="T1" style:family="text">
      <style:text-properties officeooo:rsid="000a2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Vision for the School</text:p>
      <text:p text:style-name="P1"/>
      <text:p text:style-name="P2"><text:tab/>When I think of Beaverton High School in, well, whatever amount of time it would take for my vision to go realized, <text:span text:style-name="T1">I think of a community that's more representative of the school community and population large --- especially through school activities and spor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6a2f" officeooo:paragraph-rsid="00086a2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lomon Greenberg</text:p>
        <text:p text:style-name="MP1">2015/09/12</text:p>
        <text:p text:style-name="MP1">Sarmiento</text:p>
        <text:p text:style-name="MP1">Period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0:00:34.377669628</meta:creation-date>
    <dc:date>2015-09-13T20:45:13.881628777</dc:date>
    <meta:editing-duration>PT14M18S</meta:editing-duration>
    <meta:editing-cycles>1</meta:editing-cycles>
    <meta:document-statistic meta:table-count="0" meta:image-count="0" meta:object-count="0" meta:page-count="1" meta:paragraph-count="6" meta:word-count="55" meta:character-count="333" meta:non-whitespace-character-count="282"/>
    <meta:generator>LibreOffice/4.3.3.2$Linux_X86_64 LibreOffice_project/430m0$Build-2</meta:generator>
  </office:meta>
</office:document-meta>
</file>